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173d36" officeooo:paragraph-rsid="00173d36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3a5a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f13b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56e77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9382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9bedb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bf560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effe4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229980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262196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26ebb4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173d36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20b146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f13b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56e77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93827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9bedb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bf560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effe4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29980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62196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6ebb4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style="normal" fo:font-weight="normal" officeooo:rsid="001bf560" officeooo:paragraph-rsid="001d8180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style="normal" fo:font-weight="normal" officeooo:rsid="001d8180" officeooo:paragraph-rsid="001d8180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style="normal" fo:font-weight="normal" officeooo:rsid="001effe4" officeooo:paragraph-rsid="001effe4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officeooo:paragraph-rsid="0026ebb4"/>
    </style:style>
    <style:style style:name="P30" style:family="paragraph" style:parent-style-name="Standard">
      <style:paragraph-properties fo:text-align="start" style:justify-single-word="false"/>
      <style:text-properties fo:font-size="14pt" fo:font-weight="normal" officeooo:rsid="0027c0a3" officeooo:paragraph-rsid="0027c0a3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officeooo:rsid="0013a5ad" officeooo:paragraph-rsid="0013a5ad"/>
    </style:style>
    <style:style style:name="P32" style:family="paragraph" style:parent-style-name="Standard">
      <style:paragraph-properties fo:text-align="start" style:justify-single-word="false"/>
      <style:text-properties officeooo:rsid="0013a5ad" officeooo:paragraph-rsid="0014f13b"/>
    </style:style>
    <style:style style:name="P33" style:family="paragraph" style:parent-style-name="Standard">
      <style:paragraph-properties fo:text-align="start" style:justify-single-word="false"/>
      <style:text-properties officeooo:rsid="0013a5ad" officeooo:paragraph-rsid="00229980"/>
    </style:style>
    <style:style style:name="P34" style:family="paragraph" style:parent-style-name="Standard">
      <style:paragraph-properties fo:text-align="start" style:justify-single-word="false"/>
      <style:text-properties officeooo:rsid="0013a5ad" officeooo:paragraph-rsid="00262196"/>
    </style:style>
    <style:style style:name="P35" style:family="paragraph" style:parent-style-name="Standard">
      <style:paragraph-properties fo:text-align="start" style:justify-single-word="false"/>
      <style:text-properties officeooo:rsid="0013a5ad" officeooo:paragraph-rsid="0026ebb4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daed28" officeooo:paragraph-rsid="000ff9f8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19bedb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262196" style:font-size-asian="14pt" style:font-weight-asian="bold" style:font-size-complex="14pt" style:font-weight-complex="bold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14f13b" officeooo:paragraph-rsid="0014f13b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56e77" officeooo:paragraph-rsid="00156e77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93827" officeooo:paragraph-rsid="00193827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93827" officeooo:paragraph-rsid="0019bedb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bf560" officeooo:paragraph-rsid="001d8180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d8180" officeooo:paragraph-rsid="001d8180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26ebb4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4pt" fo:font-weight="normal" officeooo:rsid="0027c0a3" officeooo:paragraph-rsid="0028d0cc" style:font-size-asian="14pt" style:font-weight-asian="normal" style:font-size-complex="14pt" style:font-weight-complex="normal"/>
    </style:style>
    <style:style style:name="P48" style:family="paragraph" style:parent-style-name="Standard" style:list-style-name="L3">
      <style:paragraph-properties fo:text-align="start" style:justify-single-word="false"/>
      <style:text-properties style:font-name="serif" fo:font-size="12pt" fo:font-style="normal" fo:font-weight="normal" officeooo:rsid="00193827" officeooo:paragraph-rsid="00193827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officeooo:paragraph-rsid="0028d0cc"/>
    </style:style>
    <style:style style:name="T1" style:family="text">
      <style:text-properties officeooo:rsid="000ff9f8"/>
    </style:style>
    <style:style style:name="T2" style:family="text">
      <style:text-properties officeooo:rsid="0014f13b"/>
    </style:style>
    <style:style style:name="T3" style:family="text">
      <style:text-properties officeooo:rsid="00156e77"/>
    </style:style>
    <style:style style:name="T4" style:family="text">
      <style:text-properties officeooo:rsid="00193827"/>
    </style:style>
    <style:style style:name="T5" style:family="text">
      <style:text-properties officeooo:rsid="0019bedb"/>
    </style:style>
    <style:style style:name="T6" style:family="text">
      <style:text-properties officeooo:rsid="001bf560"/>
    </style:style>
    <style:style style:name="T7" style:family="text">
      <style:text-properties officeooo:rsid="001d8180"/>
    </style:style>
    <style:style style:name="T8" style:family="text">
      <style:text-properties officeooo:rsid="001effe4"/>
    </style:style>
    <style:style style:name="T9" style:family="text">
      <style:text-properties officeooo:rsid="0020b146"/>
    </style:style>
    <style:style style:name="T10" style:family="text">
      <style:text-properties officeooo:rsid="00229980"/>
    </style:style>
    <style:style style:name="T11" style:family="text">
      <style:text-properties officeooo:rsid="000f4fbe"/>
    </style:style>
    <style:style style:name="T12" style:family="text">
      <style:text-properties officeooo:rsid="0026c7db"/>
    </style:style>
    <style:style style:name="T13" style:family="text">
      <style:text-properties officeooo:rsid="00262196"/>
    </style:style>
    <style:style style:name="T14" style:family="text">
      <style:text-properties officeooo:rsid="0026ebb4"/>
    </style:style>
    <style:style style:name="T15" style:family="text">
      <style:text-properties style:font-name="serif" fo:font-style="normal" fo:font-weight="normal" officeooo:rsid="0013a5ad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style="normal" fo:font-weight="normal" officeooo:rsid="0013a5ad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style="normal" fo:font-weight="normal" officeooo:rsid="000f4fbe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style="normal" fo:font-weight="normal" officeooo:rsid="0026ebb4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officeooo:rsid="0027c0a3"/>
    </style:style>
    <style:style style:name="T20" style:family="text">
      <style:text-properties fo:font-size="14pt" fo:font-weight="normal" officeooo:rsid="0028d0cc" style:font-size-asian="14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ball autònom <text:span text:style-name="T1">fred</text:span></text:p>
      <text:p text:style-name="P3"/>
      <text:p text:style-name="P14">Si no s'indica una altra cosa, el format d'enntrega de tasques és en document PDF.</text:p>
      <text:p text:style-name="P2"/>
      <text:p text:style-name="P15">Cad<text:span text:style-name="T9">a</text:span> dia de retrad en l'entrega resta 0,5 punts de la nota.</text:p>
      <text:p text:style-name="P15"/>
      <text:p text:style-name="P4">Tasca 1:</text:p>
      <text:p text:style-name="P16">Enviar un corrreu electrònic a <text:a xlink:type="simple" xlink:href="mailto:pposada@cifpnauticopesquera.es">pposada@cifpnauticopesquera.es</text:a>, indicant:</text:p>
      <text:p text:style-name="P16"/>
      <text:list xml:id="list4331276170226761404" text:style-name="L1">
        <text:list-item>
          <text:p text:style-name="P39">Nom </text:p>
        </text:list-item>
        <text:list-item>
          <text:p text:style-name="P39">Sistema operatiu del PC utilitzat a casa</text:p>
        </text:list-item>
      </text:list>
      <text:p text:style-name="P31"/>
      <text:p text:style-name="P16">El termini d'entrega és dijous 26/09/24 </text:p>
      <text:p text:style-name="P4"/>
      <text:p text:style-name="P36"/>
      <text:p text:style-name="P36"/>
      <text:p text:style-name="P5">Tasca <text:span text:style-name="T2">2</text:span>:</text:p>
      <text:p text:style-name="P17">Enviar un corrreu electrònic a <text:a xlink:type="simple" xlink:href="mailto:pposada@cifpnauticopesquera.es">pposada@cifpnauticopesquera.es</text:a>, indicant:</text:p>
      <text:p text:style-name="P17"/>
      <text:list xml:id="list8919564822411174986" text:style-name="L2">
        <text:list-item>
          <text:p text:style-name="P40">Compone<text:span text:style-name="T19">n</text:span>ts principals del datalogger i explicant breument la seva funció</text:p>
        </text:list-item>
      </text:list>
      <text:p text:style-name="P32"/>
      <text:p text:style-name="P17">El termini d'entrega és di<text:span text:style-name="T2">vendres</text:span> 2<text:span text:style-name="T2">7</text:span>/09/24 </text:p>
      <text:p text:style-name="P5"/>
      <text:p text:style-name="P5"/>
      <text:p text:style-name="P6">Tasca <text:span text:style-name="T3">3</text:span>:</text:p>
      <text:p text:style-name="P18">Enviar un corrreu electrònic a <text:a xlink:type="simple" xlink:href="mailto:pposada@cifpnauticopesquera.es">pposada@cifpnauticopesquera.es</text:a>, <text:span text:style-name="T3">amb</text:span>:</text:p>
      <text:p text:style-name="P18"/>
      <text:list xml:id="list7482351306734614033" text:style-name="L3">
        <text:list-item>
          <text:p text:style-name="P41">Esquema del circuit amb components del simulador de fred</text:p>
        </text:list-item>
      </text:list>
      <text:p text:style-name="P18"/>
      <text:p text:style-name="P18">El termini d'entrega és di<text:span text:style-name="T3">lluns</text:span> <text:span text:style-name="T3">30</text:span>/09/24</text:p>
      <text:p text:style-name="P18"/>
      <text:p text:style-name="P18"/>
      <text:p text:style-name="P7">Tasca <text:span text:style-name="T4">4</text:span>:</text:p>
      <text:p text:style-name="P19">Enviar un corrreu electrònic a <text:a xlink:type="simple" xlink:href="mailto:pposada@cifpnauticopesquera.es">pposada@cifpnauticopesquera.es</text:a>, <text:span text:style-name="T3">amb</text:span>:</text:p>
      <text:p text:style-name="P19"/>
      <text:list xml:id="list91044370306538" text:continue-numbering="true" text:style-name="L3">
        <text:list-item>
          <text:p text:style-name="P42">Resol l'exercici 1.3-1</text:p>
          <text:p text:style-name="P48">Cerca informació relativa a diversos tipos de termòmetres i explica els principis de funcionament.</text:p>
        </text:list-item>
      </text:list>
      <text:p text:style-name="P19"/>
      <text:p text:style-name="P19">El termini d'entrega és di<text:span text:style-name="T4">mecres</text:span> <text:span text:style-name="T3">09</text:span>/09/24</text:p>
      <text:p text:style-name="P19"/>
      <text:p text:style-name="P8"/>
      <text:p text:style-name="P37">Tasca <text:span text:style-name="T5">5</text:span>:</text:p>
      <text:p text:style-name="P20">Enviar un corrreu electrònic a <text:a xlink:type="simple" xlink:href="mailto:pposada@cifpnauticopesquera.es">pposada@cifpnauticopesquera.es</text:a>, <text:span text:style-name="T3">amb</text:span>:</text:p>
      <text:p text:style-name="P20"/>
      <text:list xml:id="list91046139656721" text:continue-numbering="true" text:style-name="L3">
        <text:list-item>
          <text:p text:style-name="P43">Resol <text:span text:style-name="T5">els exercicis 1.7.4 i 1.7.5 de la </text:span><text:a xlink:type="simple" xlink:href="https://paulinoposada.github.io/web_fred/web_fred_2425/apunts/unitat_1/fred_apunts_ud_1_2_gs.pdf"><text:span text:style-name="T5">unitat 1_2</text:span></text:a><text:span text:style-name="T5"> (pàg. 26).</text:span></text:p>
        </text:list-item>
      </text:list>
      <text:p text:style-name="P20"/>
      <text:p text:style-name="P20">El termini d'entrega és di<text:span text:style-name="T5">lluns 21</text:span>/<text:span text:style-name="T5">10</text:span>/24</text:p>
      <text:p text:style-name="P20"/>
      <text:p text:style-name="P9"/>
      <text:p text:style-name="P9">Tasca <text:span text:style-name="T6">6</text:span>:</text:p>
      <text:p text:style-name="P21">Enviar un corrreu electrònic a <text:a xlink:type="simple" xlink:href="mailto:pposada@cifpnauticopesquera.es">pposada@cifpnauticopesquera.es</text:a>, <text:span text:style-name="T3">amb</text:span>:</text:p>
      <text:p text:style-name="P21"/>
      <text:list xml:id="list91046291918569" text:continue-numbering="true" text:style-name="L3">
        <text:list-item>
          <text:p text:style-name="P44">Fes un document explicant el funcionament de les bombes d'aigua multicel·lulars </text:p>
        </text:list-item>
        <text:list-item>
          <text:p text:style-name="P44"><text:span text:style-name="T7">Fes</text:span> un esquema de connexió d'una bomba multicel·lular a <text:span text:style-name="T7">la refredadora</text:span> Webasto WBCL005234B. </text:p>
        </text:list-item>
        <text:list-item>
          <text:p text:style-name="P45">Explica el funcionament de la refredadora i la bomba de l'esquema.</text:p>
        </text:list-item>
      </text:list>
      <text:p text:style-name="P26"/>
      <text:p text:style-name="P27">Es valorarà contingut i presentació neta (format pdf, nom, grup, esquemes fets amb regla o ordinador, lletra , ortografia …)</text:p>
      <text:p text:style-name="P27"/>
      <text:p text:style-name="P21"/>
      <text:p text:style-name="P21">El termini d'entrega és di<text:span text:style-name="T5">lluns 04</text:span>/<text:span text:style-name="T5">11</text:span>/24.</text:p>
      <text:p text:style-name="P21"/>
      <text:p text:style-name="P21"/>
      <text:p text:style-name="P10">Tasca <text:span text:style-name="T8">7</text:span>:</text:p>
      <text:p text:style-name="P10"/>
      <text:p text:style-name="P28">Resoldre l'exercici de càlcul de velocitat d'un fluid en canonades de distint diàmetre entregat a classe</text:p>
      <text:p text:style-name="P22"/>
      <text:p text:style-name="P22">El termini d'entrega és di<text:span text:style-name="T8">mecres 30</text:span>/<text:span text:style-name="T5">10</text:span>/24.</text:p>
      <text:p text:style-name="P22"/>
      <text:p text:style-name="P11"/>
      <text:p text:style-name="P11">Tasca <text:span text:style-name="T10">8</text:span>:</text:p>
      <text:p text:style-name="P11"/>
      <text:p text:style-name="P23">Enviar un corrreu electrònic a <text:a xlink:type="simple" xlink:href="mailto:pposada@cifpnauticopesquera.es">pposada@cifpnauticopesquera.es</text:a>, <text:span text:style-name="T11">amb la solució de l'</text:span><text:a xlink:type="simple" xlink:href="https://paulinoposada.github.io/web_fred/web_fred_2425/documents/ta/ta_08.pdf"><text:span text:style-name="T11">exercici</text:span></text:a><text:span text:style-name="T11">.</text:span></text:p>
      <text:p text:style-name="P33"/>
      <text:p text:style-name="P23">El termini d'entrega és di<text:span text:style-name="T12">marts</text:span> <text:span text:style-name="T10">10</text:span>/<text:span text:style-name="T11">12</text:span>/24 .</text:p>
      <text:p text:style-name="P23"/>
      <text:p text:style-name="P30"><text:a xlink:type="simple" xlink:href="https://paulinoposada.github.io/web_fred/web_fred_2425/documents/ta/ta_08_sol.pdf">Solució tasca 8</text:a></text:p>
      <text:p text:style-name="P12"/>
      <text:p text:style-name="P38">Tasca <text:span text:style-name="T13">9</text:span>:</text:p>
      <text:p text:style-name="P12"/>
      <text:p text:style-name="P24">Enviar un corrreu electrònic a <text:a xlink:type="simple" xlink:href="mailto:pposada@cifpnauticopesquera.es">pposada@cifpnauticopesquera.es</text:a>, <text:span text:style-name="T11">amb la solució de l'</text:span><text:a xlink:type="simple" xlink:href="https://paulinoposada.github.io/web_fred/web_fred_2425/documents/ta/ta_09.pdf"><text:span text:style-name="T11">exercici</text:span></text:a><text:span text:style-name="T11">.</text:span></text:p>
      <text:p text:style-name="P34"/>
      <text:p text:style-name="P24">El termini d'entrega és di<text:span text:style-name="T13">jous</text:span> <text:span text:style-name="T10">12</text:span>/<text:span text:style-name="T11">12</text:span>/24 .</text:p>
      <text:p text:style-name="P24"/>
      <text:p text:style-name="P13"/>
      <text:p text:style-name="P49"><text:a xlink:type="simple" xlink:href="https://paulinoposada.github.io/web_fred/web_fred_2425/documents/ta/ta_09_sol.pdf"><text:span text:style-name="T20">Solució tasca 9</text:span></text:a></text:p>
      <text:p text:style-name="P47"/>
      <text:p text:style-name="P47"/>
      <text:p text:style-name="P47"/>
      <text:p text:style-name="P13">Tasca <text:span text:style-name="T14">10</text:span>:</text:p>
      <text:p text:style-name="P13"/>
      <text:p text:style-name="P29"><text:span text:style-name="T16">Enviar un corrreu electrònic a </text:span><text:a xlink:type="simple" xlink:href="mailto:pposada@cifpnauticopesquera.es"><text:span text:style-name="T16">pposada@cifpnauticopesquera.es</text:span></text:a><text:span text:style-name="T16">, </text:span><text:span text:style-name="T17">amb un esquema del simulador de fred </text:span><text:span text:style-name="T18">(veure tasca 3)</text:span><text:span text:style-name="T17">, fet amb els símbols de la norm</text:span><text:span text:style-name="T16">a </text:span><text:a xlink:type="simple" xlink:href="https://paulinoposada.github.io/web_fred/documents/simbologia_refrigeracion_RSIF.pdf"><text:span text:style-name="T15">UNE-EN 1861</text:span></text:a><text:span text:style-name="T15">.</text:span></text:p>
      <text:p text:style-name="P35"/>
      <text:p text:style-name="P25">El termini d'entrega és di<text:span text:style-name="T14">marts</text:span> <text:span text:style-name="T10">17</text:span>/<text:span text:style-name="T11">12</text:span>/24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2-25T09:10:44.087224596</dc:date>
    <meta:editing-duration>PT14M32S</meta:editing-duration>
    <meta:editing-cycles>29</meta:editing-cycles>
    <meta:document-statistic meta:table-count="0" meta:image-count="0" meta:object-count="0" meta:page-count="3" meta:paragraph-count="46" meta:word-count="345" meta:character-count="2270" meta:non-whitespace-character-count="1976"/>
  </office:meta>
</office:document-meta>
</file>